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cc" draw:textarea-horizontal-align="center" draw:textarea-vertical-align="middle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top"/>
    </style:style>
    <style:style style:name="gr8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12.714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color="#000000" draw:fill="solid" draw:fill-color="#ffcc99" draw:textarea-horizontal-align="left" draw:auto-grow-height="true" draw:auto-grow-width="false" fo:min-height="10.75cm" fo:min-width="0cm"/>
    </style:style>
    <style:style style:name="gr12" style:family="graphic" style:parent-style-name="standard">
      <style:graphic-properties draw:fill="hatch" draw:fill-color="#ffcc99" draw:fill-gradient-name="Gradient_20_1" draw:fill-hatch-name="Hatch_20_1" draw:fill-hatch-solid="true" draw:fill-image-name="Empty" draw:textarea-horizontal-align="justify" draw:textarea-vertical-align="middle"/>
    </style:style>
    <style:style style:name="gr13" style:family="graphic" style:parent-style-name="standard">
      <style:graphic-properties draw:fill="hatch" draw:fill-color="#ffcc99" draw:fill-hatch-name="Hatch_20_1" draw:fill-hatch-solid="tru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svg:stroke-color="#000000" draw:fill="solid" draw:fill-color="#ffff99" draw:textarea-horizontal-align="center" draw:auto-grow-height="true" draw:auto-grow-width="false" fo:min-height="2.749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none" draw:fill-color="#ffcc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0cm" fo:min-width="0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ffcc99" draw:fill-gradient-name="Gradient_20_1" draw:fill-hatch-name="Hatch_20_1" draw:fill-hatch-solid="true" draw:fill-image-name="Empty" draw:textarea-horizontal-align="justify" draw:textarea-vertical-align="middle"/>
    </style:style>
    <style:style style:name="gr24" style:family="graphic" style:parent-style-name="standard">
      <style:graphic-properties draw:fill-color="#ffcc99" draw:textarea-horizontal-align="center" draw:textarea-vertical-align="middle"/>
    </style:style>
    <style:style style:name="gr25" style:family="graphic" style:parent-style-name="standard">
      <style:graphic-properties draw:stroke="dash" draw:stroke-dash="Ultrafine_20_Dashed" svg:stroke-width="0.2cm" draw:marker-start-width="0.8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26" style:family="graphic" style:parent-style-name="standard">
      <style:graphic-properties draw:fill="none" draw:fill-color="#ffcc99" draw:textarea-horizontal-align="center" draw:textarea-vertical-align="top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draw:auto-grow-height="true" fo:min-height="13.336cm"/>
    </style:style>
    <style:style style:name="pr3" style:family="presentation" style:parent-style-name="faktor10-folien-title">
      <style:graphic-properties draw:fill-color="#ffffff" draw:auto-grow-height="true" fo:min-height="2.201cm"/>
    </style:style>
    <style:style style:name="pr4" style:family="presentation" style:parent-style-name="faktor10-folien-outline1">
      <style:graphic-properties draw:fill-color="#ffffff" draw:auto-grow-height="true" fo:min-height="13.751cm"/>
    </style:style>
    <style:style style:name="pr5" style:family="presentation" style:parent-style-name="faktor10-folien-notes">
      <style:graphic-properties draw:fill-color="#ffffff" fo:min-height="13.3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5cm" fo:margin-right="0cm" fo:text-indent="-0.9cm"/>
    </style:style>
    <style:style style:name="P4" style:family="paragraph">
      <style:paragraph-properties fo:margin-left="2.394cm" fo:margin-right="0cm" fo:text-indent="-0.794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8pt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18pt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indent="0cm">
        <style:tab-stops>
          <style:tab-stop style:position="0cm"/>
          <style:tab-stop style:position="0.776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0cm"/>
          <style:tab-stop style:position="0.753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style:paragraph-properties fo:margin-left="0cm" fo:margin-right="0cm" text:enable-numbering="true" fo:text-indent="0cm"/>
    </style:style>
    <style:style style:name="P15" style:family="paragraph">
      <style:paragraph-properties fo:margin-left="0cm" fo:margin-right="0cm" text:enable-numbering="true" fo:text-indent="0cm"/>
      <style:text-properties fo:font-size="18pt"/>
    </style:style>
    <style:style style:name="T1" style:family="text">
      <style:text-properties fo:font-size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Arial" style:font-family-generic="swiss" style:font-pitch="variable" fo:font-size="18pt"/>
    </style:style>
    <style:style style:name="T4" style:family="text">
      <style:text-properties fo:font-size="18pt"/>
    </style:style>
    <style:style style:name="T5" style:family="text">
      <style:text-properties fo:font-family="Arial" style:font-family-generic="swiss" style:font-pitch="variable" fo:font-size="18pt" fo:font-weight="normal"/>
    </style:style>
    <style:style style:name="T6" style:family="text">
      <style:text-properties fo:font-family="Arial" style:font-family-generic="swiss" style:font-pitch="variable" fo:font-size="18pt" fo:font-weight="bold"/>
    </style:style>
    <style:style style:name="T7" style:family="text">
      <style:text-properties fo:font-family="Arial" style:font-family-generic="swiss" style:font-pitch="variable" fo:font-size="18pt" fo:font-style="italic" fo:font-weight="normal"/>
    </style:style>
    <style:style style:name="T8" style:family="text">
      <style:text-properties fo:font-family="Arial" style:font-family-generic="swiss" style:font-pitch="variable" fo:font-size="18pt" fo:font-style="normal" fo:font-weight="normal"/>
    </style:style>
    <style:style style:name="T9" style:family="text">
      <style:text-properties fo:font-family="Arial" style:font-family-generic="swiss" style:font-pitch="variable" fo:font-size="18pt" fo:font-style="italic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office:forms form:automatic-focus="false" form:apply-design-mode="false"/>
        <draw:frame presentation:style-name="pr1" draw:text-style-name="P2" draw:layer="layout" svg:width="23.645cm" svg:height="7.854cm" svg:x="2.605cm" svg:y="5.488cm" presentation:class="title" presentation:user-transformed="true">
          <draw:text-box>
            <text:p text:style-name="P1"><text:span text:style-name="T1"><text:line-break/></text:span><text:span text:style-name="T2">Faktor-IPS</text:span><text:line-break/><text:line-break/><text:line-break/>Modellgetriebene Softwareentwicklung mit <text:line-break/>Faktor-IPS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office:forms form:automatic-focus="false" form:apply-design-mode="false"/>
        <draw:frame presentation:style-name="pr3" draw:text-style-name="P2" draw:layer="layout" svg:width="23.645cm" svg:height="2.201cm" svg:x="3cm" svg:y="2.3cm" presentation:class="title">
          <draw:text-box>
            <text:p text:style-name="P2">Faktor-IPS</text:p>
          </draw:text-box>
        </draw:frame>
        <draw:frame presentation:style-name="pr4" draw:text-style-name="P3" draw:layer="layout" svg:width="23.645cm" svg:height="13.751cm" svg:x="3.034cm" svg:y="5.25cm" presentation:class="outline">
          <draw:text-box>
            <text:list text:style-name="L2">
              <text:list-item>
                <text:p text:style-name="P3">Faktor-IPS ist ein Werkzeug zur modellgetriebenen Entwicklung versicherungsfachlicher Systeme</text:p>
              </text:list-item>
            </text:list>
            <text:list text:style-name="L2">
              <text:list-item>
                <text:list>
                  <text:list-item>
                    <text:p text:style-name="P4">Bestandssyst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ußendienstsyst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chadensyst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duktserver</text:p>
                  </text:list-item>
                </text:list>
              </text:list-item>
            </text:list>
            <text:list text:style-name="L2">
              <text:list-item>
                <text:p text:style-name="P3">Besonderer Fokus liegt auf der einheitlichen Abbildung des Produktwissens. <text:s/></text:p>
              </text:list-item>
            </text:list>
            <text:list text:style-name="L2">
              <text:list-item>
                <text:p text:style-name="P3">Mit Faktor-IPS werden die fachlichen Modelle und die Produktinformationen verwaltet 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5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office:forms form:automatic-focus="false" form:apply-design-mode="false"/>
        <draw:frame presentation:style-name="pr3" draw:text-style-name="P2" draw:layer="layout" svg:width="23.645cm" svg:height="2.201cm" svg:x="3cm" svg:y="2.3cm" presentation:class="title">
          <draw:text-box>
            <text:p text:style-name="P2">Modellgetriebene Softwareentwicklung: Motivation</text:p>
          </draw:text-box>
        </draw:frame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rect draw:style-name="gr4" draw:text-style-name="P5" draw:layer="layout" svg:width="7.5cm" svg:height="5.75cm" svg:x="3.75cm" svg:y="8.5cm">
          <text:p text:style-name="P2"/>
        </draw:rect>
        <draw:rect draw:style-name="gr5" draw:text-style-name="P6" draw:layer="layout" svg:width="5cm" svg:height="4.25cm" svg:x="2.5cm" svg:y="8.5cm">
          <text:p text:style-name="P1"><text:span text:style-name="T3">Individueller</text:span></text:p>
          <text:p text:style-name="P1"><text:span text:style-name="T3">Code</text:span></text:p>
        </draw:rect>
        <draw:rect draw:style-name="gr6" draw:text-style-name="P6" draw:layer="layout" svg:width="4.75cm" svg:height="4.25cm" svg:x="7.5cm" svg:y="8.5cm">
          <text:p text:style-name="P1"><text:span text:style-name="T3">Schematisch</text:span></text:p>
          <text:p text:style-name="P1"><text:span text:style-name="T3">sich </text:span></text:p>
          <text:p text:style-name="P1"><text:span text:style-name="T3">wiederholender </text:span></text:p>
          <text:p text:style-name="P1"><text:span text:style-name="T3">Code</text:span></text:p>
        </draw:rect>
        <draw:rect draw:style-name="gr7" draw:text-style-name="P7" draw:layer="layout" svg:width="9.75cm" svg:height="3.75cm" svg:x="2.5cm" svg:y="12.75cm">
          <text:p text:style-name="P1"><text:span text:style-name="T4"/></text:p>
          <text:p text:style-name="P1"><text:span text:style-name="T3">Generischer Code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faktor10-folien" presentation:presentation-page-layout-name="AL2T1">
        <office:forms form:automatic-focus="false" form:apply-design-mode="false"/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8" draw:text-style-name="P8" draw:layer="layout" svg:width="13.757cm" svg:height="13.529cm" svg:x="13.827cm" svg:y="5.551cm">
          <draw:text-box>
            <text:p text:style-name="P2"><text:span text:style-name="T3">class Vertrag extends ModelObject {</text:span></text:p>
            <text:p text:style-name="P2"><text:span text:style-name="T3"/></text:p>
            <text:p text:style-name="P2"><text:span text:style-name="T3"><text:s text:c="2"/></text:span><text:span text:style-name="T3">private Date vertragsbeginn;</text:span></text:p>
            <text:p text:style-name="P2"><text:span text:style-name="T3"/></text:p>
            <text:p text:style-name="P2"><text:span text:style-name="T3"><text:s text:c="2"/></text:span><text:span text:style-name="T3">public Date getVertragsbeginn() {</text:span></text:p>
            <text:p text:style-name="P2"><text:span text:style-name="T3"><text:s text:c="4"/></text:span><text:span text:style-name="T3">return vertragsbeginn;</text:span></text:p>
            <text:p text:style-name="P2"><text:span text:style-name="T3"><text:s text:c="2"/></text:span><text:span text:style-name="T3">}</text:span></text:p>
            <text:p text:style-name="P2"><text:span text:style-name="T3"/></text:p>
            <text:p text:style-name="P2"><text:span text:style-name="T3"><text:s text:c="2"/></text:span><text:span text:style-name="T3">public void setVertragsbeginn(Date newValue) {</text:span></text:p>
            <text:p text:style-name="P2"><text:span text:style-name="T3"><text:s text:c="4"/></text:span><text:span text:style-name="T3">if (vertragsbeginn.equals(newValue)) {</text:span></text:p>
            <text:p text:style-name="P2"><text:span text:style-name="T3"><text:s text:c="6"/></text:span><text:span text:style-name="T3">return;</text:span></text:p>
            <text:p text:style-name="P2"><text:span text:style-name="T3"><text:s text:c="4"/></text:span><text:span text:style-name="T3">}</text:span></text:p>
            <text:p text:style-name="P2"><text:span text:style-name="T3"><text:s text:c="4"/></text:span><text:span text:style-name="T3">Date oldValue = vertragsbeginn;</text:span></text:p>
            <text:p text:style-name="P2"><text:span text:style-name="T3"><text:s text:c="4"/></text:span><text:span text:style-name="T3">vertragsbeginn = newValue;</text:span></text:p>
            <text:p text:style-name="P2"><text:span text:style-name="T3"><text:s text:c="4"/></text:span><text:span text:style-name="T3">LOGGER.debug(oldValue, newValue);</text:span></text:p>
            <text:p text:style-name="P2"><text:span text:style-name="T3"><text:s text:c="4"/></text:span><text:span text:style-name="T3">notfiyChangeListener(oldValue, newValue)</text:span></text:p>
            <text:p text:style-name="P2"><text:span text:style-name="T3"><text:s text:c="2"/></text:span><text:span text:style-name="T3">}</text:span></text:p>
            <text:p text:style-name="P2"><text:span text:style-name="T3"><text:s text:c="2"/></text:span><text:span text:style-name="T3">...</text:span></text:p>
            <text:p text:style-name="P2"><text:span text:style-name="T3">}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rect draw:style-name="gr4" draw:text-style-name="P5" draw:layer="layout" svg:width="7.5cm" svg:height="5.75cm" svg:x="3.75cm" svg:y="8.5cm">
          <text:p text:style-name="P2"/>
        </draw:rect>
        <draw:rect draw:style-name="gr5" draw:text-style-name="P6" draw:layer="layout" svg:width="5cm" svg:height="4.25cm" svg:x="2.5cm" svg:y="8.5cm">
          <text:p text:style-name="P1"><text:span text:style-name="T3">Individueller</text:span></text:p>
          <text:p text:style-name="P1"><text:span text:style-name="T3">Code</text:span></text:p>
        </draw:rect>
        <draw:rect draw:style-name="gr6" draw:text-style-name="P6" draw:layer="layout" svg:width="4.75cm" svg:height="4.25cm" svg:x="7.5cm" svg:y="8.5cm">
          <text:p text:style-name="P1"><text:span text:style-name="T3">Schematisch</text:span></text:p>
          <text:p text:style-name="P1"><text:span text:style-name="T3">sich </text:span></text:p>
          <text:p text:style-name="P1"><text:span text:style-name="T3">wiederholender </text:span></text:p>
          <text:p text:style-name="P1"><text:span text:style-name="T3">Code</text:span></text:p>
        </draw:rect>
        <draw:rect draw:style-name="gr7" draw:text-style-name="P7" draw:layer="layout" svg:width="9.75cm" svg:height="3.75cm" svg:x="2.5cm" svg:y="12.75cm">
          <text:p text:style-name="P1"><text:span text:style-name="T4"/></text:p>
          <text:p text:style-name="P1"><text:span text:style-name="T3">Generischer Code</text:span></text:p>
          <text:p text:style-name="P1"><text:span text:style-name="T3"/></text:p>
          <text:p text:style-name="P1"><text:span text:style-name="T5">Frameworks (z. B. Logging)</text:span></text:p>
          <text:p text:style-name="P1"><text:span text:style-name="T5">Basisklassen</text:span></text:p>
        </draw:rect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faktor10-folien" presentation:presentation-page-layout-name="AL2T1">
        <office:forms form:automatic-focus="false" form:apply-design-mode="false"/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8" draw:text-style-name="P8" draw:layer="layout" svg:width="13.757cm" svg:height="13.549cm" svg:x="13.827cm" svg:y="5.551cm">
          <draw:text-box>
            <text:p text:style-name="P2"><text:span text:style-name="T3">class Vertrag extends ModelObject {</text:span></text:p>
            <text:p text:style-name="P2"><text:span text:style-name="T3"/></text:p>
            <text:p text:style-name="P2"><text:span text:style-name="T3"><text:s text:c="2"/></text:span><text:span text:style-name="T3">private Date vertragsbeginn;</text:span></text:p>
            <text:p text:style-name="P2"><text:span text:style-name="T3"/></text:p>
            <text:p text:style-name="P2"><text:span text:style-name="T3"><text:s text:c="2"/></text:span><text:span text:style-name="T3">public Date getVertragsbeginn() {</text:span></text:p>
            <text:p text:style-name="P2"><text:span text:style-name="T3"><text:s text:c="4"/></text:span><text:span text:style-name="T3">return vertragsbeginn;</text:span></text:p>
            <text:p text:style-name="P2"><text:span text:style-name="T3"><text:s text:c="2"/></text:span><text:span text:style-name="T3">}</text:span></text:p>
            <text:p text:style-name="P2"><text:span text:style-name="T3"/></text:p>
            <text:p text:style-name="P2"><text:span text:style-name="T3"><text:s text:c="2"/></text:span><text:span text:style-name="T3">public void setVertragsbeginn(Date newValue) {</text:span></text:p>
            <text:p text:style-name="P2"><text:span text:style-name="T3"><text:s text:c="4"/></text:span><text:span text:style-name="T3">if (vertragsbeginn.equals(newValue)) {</text:span></text:p>
            <text:p text:style-name="P2"><text:span text:style-name="T3"><text:s text:c="6"/></text:span><text:span text:style-name="T3">return;</text:span></text:p>
            <text:p text:style-name="P2"><text:span text:style-name="T3"><text:s text:c="4"/></text:span><text:span text:style-name="T3">}</text:span></text:p>
            <text:p text:style-name="P2"><text:span text:style-name="T3"><text:s text:c="4"/></text:span><text:span text:style-name="T3">Date oldValue = vertragsbeginn;</text:span></text:p>
            <text:p text:style-name="P2"><text:span text:style-name="T3"><text:s text:c="4"/></text:span><text:span text:style-name="T3">vertragsbeginn = newValue;</text:span></text:p>
            <text:p text:style-name="P2"><text:span text:style-name="T6"><text:s text:c="4"/></text:span><text:span text:style-name="T6">LOGGER.debug(oldValue, newValue);</text:span></text:p>
            <text:p text:style-name="P2"><text:span text:style-name="T3"><text:s text:c="4"/></text:span><text:span text:style-name="T3">notfiyChangeListener(oldValue, newValue)</text:span></text:p>
            <text:p text:style-name="P2"><text:span text:style-name="T3"><text:s text:c="2"/></text:span><text:span text:style-name="T3">}</text:span></text:p>
            <text:p text:style-name="P2"><text:span text:style-name="T3"><text:s text:c="2"/></text:span><text:span text:style-name="T3">...</text:span></text:p>
            <text:p text:style-name="P2"><text:span text:style-name="T3">}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rect draw:style-name="gr4" draw:text-style-name="P5" draw:layer="layout" svg:width="7.5cm" svg:height="5.75cm" svg:x="3.75cm" svg:y="8.5cm">
          <text:p text:style-name="P2"/>
        </draw:rect>
        <draw:rect draw:style-name="gr5" draw:text-style-name="P6" draw:layer="layout" svg:width="5cm" svg:height="4.25cm" svg:x="2.5cm" svg:y="8.5cm">
          <text:p text:style-name="P1"><text:span text:style-name="T3">Individueller</text:span></text:p>
          <text:p text:style-name="P1"><text:span text:style-name="T3">Code</text:span></text:p>
        </draw:rect>
        <draw:rect draw:style-name="gr6" draw:text-style-name="P6" draw:layer="layout" svg:width="4.75cm" svg:height="4.25cm" svg:x="7.5cm" svg:y="8.5cm">
          <text:p text:style-name="P1"><text:span text:style-name="T3">Schematisch</text:span></text:p>
          <text:p text:style-name="P1"><text:span text:style-name="T3">sich </text:span></text:p>
          <text:p text:style-name="P1"><text:span text:style-name="T3">wiederholender </text:span></text:p>
          <text:p text:style-name="P1"><text:span text:style-name="T3">Code</text:span></text:p>
        </draw:rect>
        <draw:rect draw:style-name="gr7" draw:text-style-name="P7" draw:layer="layout" svg:width="9.75cm" svg:height="3.75cm" svg:x="2.5cm" svg:y="12.75cm">
          <text:p text:style-name="P1"><text:span text:style-name="T4"/></text:p>
          <text:p text:style-name="P1"><text:span text:style-name="T5">Generischer Code</text:span></text:p>
          <text:p text:style-name="P1"><text:span text:style-name="T5"/></text:p>
          <text:p text:style-name="P1"><text:span text:style-name="T6">Frameworks (z. B. Logging)</text:span></text:p>
          <text:p text:style-name="P1"><text:span text:style-name="T5">Basisklassen</text:span></text:p>
        </draw:rect>
        <draw:custom-shape draw:style-name="gr10" draw:text-style-name="P5" draw:layer="layout" svg:width="2.25cm" svg:height="0.75cm" svg:x="8.7cm" svg:y="12.4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faktor10-folien" presentation:presentation-page-layout-name="AL2T1">
        <office:forms form:automatic-focus="false" form:apply-design-mode="false"/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8" draw:text-style-name="P8" draw:layer="layout" svg:width="13.757cm" svg:height="13.569cm" svg:x="13.827cm" svg:y="5.551cm">
          <draw:text-box>
            <text:p text:style-name="P2"><text:span text:style-name="T3">class Vertrag extends </text:span><text:span text:style-name="T6">ModelObject</text:span><text:span text:style-name="T3"> {</text:span></text:p>
            <text:p text:style-name="P2"><text:span text:style-name="T3"/></text:p>
            <text:p text:style-name="P2"><text:span text:style-name="T3"><text:s text:c="2"/></text:span><text:span text:style-name="T3">private Date vertragsbeginn;</text:span></text:p>
            <text:p text:style-name="P2"><text:span text:style-name="T3"/></text:p>
            <text:p text:style-name="P2"><text:span text:style-name="T3"><text:s text:c="2"/></text:span><text:span text:style-name="T3">public Date getVertragsbeginn() {</text:span></text:p>
            <text:p text:style-name="P2"><text:span text:style-name="T3"><text:s text:c="4"/></text:span><text:span text:style-name="T3">return vertragsbeginn;</text:span></text:p>
            <text:p text:style-name="P2"><text:span text:style-name="T3"><text:s text:c="2"/></text:span><text:span text:style-name="T3">}</text:span></text:p>
            <text:p text:style-name="P2"><text:span text:style-name="T3"/></text:p>
            <text:p text:style-name="P2"><text:span text:style-name="T3"><text:s text:c="2"/></text:span><text:span text:style-name="T3">public void setVertragsbeginn(Date newValue) {</text:span></text:p>
            <text:p text:style-name="P2"><text:span text:style-name="T3"><text:s text:c="4"/></text:span><text:span text:style-name="T3">if (vertragsbeginn.equals(newValue)) {</text:span></text:p>
            <text:p text:style-name="P2"><text:span text:style-name="T3"><text:s text:c="6"/></text:span><text:span text:style-name="T3">return;</text:span></text:p>
            <text:p text:style-name="P2"><text:span text:style-name="T3"><text:s text:c="4"/></text:span><text:span text:style-name="T3">}</text:span></text:p>
            <text:p text:style-name="P2"><text:span text:style-name="T3"><text:s text:c="4"/></text:span><text:span text:style-name="T3">Date oldValue = vertragsbeginn;</text:span></text:p>
            <text:p text:style-name="P2"><text:span text:style-name="T3"><text:s text:c="4"/></text:span><text:span text:style-name="T3">vertragsbeginn = newValue;</text:span></text:p>
            <text:p text:style-name="P2"><text:span text:style-name="T5"><text:s text:c="4"/></text:span><text:span text:style-name="T5">LOGGER.debug(oldValue, newValue);</text:span></text:p>
            <text:p text:style-name="P2"><text:span text:style-name="T6"><text:s text:c="4"/></text:span><text:span text:style-name="T6">notfiyChangeListener(oldValue, newValue)</text:span></text:p>
            <text:p text:style-name="P2"><text:span text:style-name="T3"><text:s text:c="2"/></text:span><text:span text:style-name="T3">}</text:span></text:p>
            <text:p text:style-name="P2"><text:span text:style-name="T3"><text:s text:c="2"/></text:span><text:span text:style-name="T3">...</text:span></text:p>
            <text:p text:style-name="P2"><text:span text:style-name="T3">}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rect draw:style-name="gr4" draw:text-style-name="P5" draw:layer="layout" svg:width="7.5cm" svg:height="5.75cm" svg:x="3.75cm" svg:y="8.5cm">
          <text:p text:style-name="P2"/>
        </draw:rect>
        <draw:rect draw:style-name="gr7" draw:text-style-name="P7" draw:layer="layout" svg:width="9.75cm" svg:height="3.75cm" svg:x="2.5cm" svg:y="12.75cm">
          <text:p text:style-name="P1"><text:span text:style-name="T4"/></text:p>
          <text:p text:style-name="P1"><text:span text:style-name="T5">Generischer Code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6">Basisklassen</text:span></text:p>
        </draw:rect>
        <draw:rect draw:style-name="gr5" draw:text-style-name="P6" draw:layer="layout" svg:width="5cm" svg:height="4.25cm" svg:x="2.5cm" svg:y="8.5cm">
          <text:p text:style-name="P1"><text:span text:style-name="T3">Individueller</text:span></text:p>
          <text:p text:style-name="P1"><text:span text:style-name="T3">Code</text:span></text:p>
        </draw:rect>
        <draw:rect draw:style-name="gr6" draw:text-style-name="P6" draw:layer="layout" svg:width="4.75cm" svg:height="4.25cm" svg:x="7.5cm" svg:y="8.5cm">
          <text:p text:style-name="P1"><text:span text:style-name="T3">Schematisch</text:span></text:p>
          <text:p text:style-name="P1"><text:span text:style-name="T3">sich </text:span></text:p>
          <text:p text:style-name="P1"><text:span text:style-name="T3">wiederholender </text:span></text:p>
          <text:p text:style-name="P1"><text:span text:style-name="T3">Code</text:span></text:p>
        </draw:rect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custom-shape draw:style-name="gr10" draw:text-style-name="P5" draw:layer="layout" svg:width="2.25cm" svg:height="0.75cm" svg:x="8.7cm" svg:y="12.4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faktor10-folien" presentation:presentation-page-layout-name="AL2T1">
        <office:forms form:automatic-focus="false" form:apply-design-mode="false"/>
        <draw:frame draw:style-name="gr2" draw:text-style-name="P2" draw:layer="layout" svg:width="12.5cm" svg:height="12.5cm" svg:x="13cm" svg:y="6.25cm">
          <draw:text-box>
            <text:p text:style-name="P2"/>
          </draw:text-box>
        </draw:frame>
        <draw:frame draw:style-name="gr11" draw:text-style-name="P8" draw:layer="layout" svg:width="13.757cm" svg:height="10.75cm" svg:x="13.743cm" svg:y="8.25cm">
          <draw:text-box>
            <text:p text:style-name="P2"><text:span text:style-name="T3">class [</text:span><text:span text:style-name="T7">className</text:span><text:span text:style-name="T8">]</text:span><text:span text:style-name="T3"> extends </text:span><text:span text:style-name="T5">ModelObject </text:span><text:span text:style-name="T3">{</text:span></text:p>
            <text:p text:style-name="P2"><text:span text:style-name="T3"/></text:p>
            <text:p text:style-name="P2"><text:span text:style-name="T3"><text:s text:c="2"/></text:span><text:span text:style-name="T3">private [</text:span><text:span text:style-name="T7">Datatype] [attributeName]</text:span><text:span text:style-name="T3">;</text:span></text:p>
            <text:p text:style-name="P2"><text:span text:style-name="T3"/></text:p>
            <text:p text:style-name="P2"><text:span text:style-name="T3"><text:s text:c="2"/></text:span><text:span text:style-name="T3">public [</text:span><text:span text:style-name="T9">Datatype]</text:span><text:span text:style-name="T3"> get[</text:span><text:span text:style-name="T9">attributeName]</text:span><text:span text:style-name="T3">() {</text:span></text:p>
            <text:p text:style-name="P2"><text:span text:style-name="T3"><text:s text:c="4"/></text:span><text:span text:style-name="T3">return [</text:span><text:span text:style-name="T9">attributeName]</text:span><text:span text:style-name="T3">;</text:span></text:p>
            <text:p text:style-name="P2"><text:span text:style-name="T3"><text:s text:c="2"/></text:span><text:span text:style-name="T3">}</text:span></text:p>
            <text:p text:style-name="P2"><text:span text:style-name="T3"/></text:p>
            <text:p text:style-name="P2"><text:span text:style-name="T3"><text:s text:c="2"/></text:span><text:span text:style-name="T3">public void set[</text:span><text:span text:style-name="T9">attributeName]</text:span></text:p>
            <text:p text:style-name="P2"><text:span text:style-name="T9"><text:s text:c="9"/></text:span><text:span text:style-name="T3">([</text:span><text:span text:style-name="T9">Datatype]</text:span><text:span text:style-name="T3"> newValue) {</text:span></text:p>
            <text:p text:style-name="P2"><text:span text:style-name="T3"><text:s text:c="4"/></text:span><text:span text:style-name="T3">if ([</text:span><text:span text:style-name="T9">attributeName</text:span><text:span text:style-name="T3">].equals(newValue)) {</text:span></text:p>
            <text:p text:style-name="P2"><text:span text:style-name="T3"><text:s text:c="6"/></text:span><text:span text:style-name="T3">return;</text:span></text:p>
            <text:p text:style-name="P2"><text:span text:style-name="T3"><text:s text:c="4"/></text:span><text:span text:style-name="T3">}</text:span></text:p>
            <text:p text:style-name="P2"><text:span text:style-name="T3"><text:s text:c="2"/></text:span><text:span text:style-name="T3">...</text:span></text:p>
          </draw:text-box>
        </draw:frame>
        <draw:line draw:style-name="gr9" draw:text-style-name="P5" draw:layer="layout" svg:x1="12.25cm" svg:y1="8.5cm" svg:x2="13.75cm" svg:y2="5.5cm">
          <text:p text:style-name="P2"/>
        </draw:line>
        <draw:line draw:style-name="gr9" draw:text-style-name="P5" draw:layer="layout" svg:x1="12.25cm" svg:y1="12.75cm" svg:x2="13.75cm" svg:y2="19cm">
          <text:p text:style-name="P2"/>
        </draw:line>
        <draw:rect draw:style-name="gr7" draw:text-style-name="P7" draw:layer="layout" svg:width="9.75cm" svg:height="3.75cm" svg:x="2.5cm" svg:y="12.75cm">
          <text:p text:style-name="P1"><text:span text:style-name="T4"/></text:p>
          <text:p text:style-name="P1"><text:span text:style-name="T3">Generischer Code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2.5cm" svg:y="8.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7.5cm" svg:y="8.5cm">
          <text:p text:style-name="P1"><text:span text:style-name="T3">Schematisch</text:span></text:p>
          <text:p text:style-name="P1"><text:span text:style-name="T3">sich </text:span></text:p>
          <text:p text:style-name="P1"><text:span text:style-name="T3">wiederholender </text:span></text:p>
          <text:p text:style-name="P1"><text:span text:style-name="T3">Code</text:span></text:p>
        </draw:rect>
        <draw:frame draw:style-name="gr3" draw:layer="layout" svg:width="6.538cm" svg:height="0.793cm" svg:x="3.788cm" svg:y="7.296cm">
          <draw:text-box>
            <text:p text:style-name="P2">Referenzanwendung</text:p>
          </draw:text-box>
        </draw:frame>
        <draw:custom-shape draw:style-name="gr13" draw:text-style-name="P5" draw:layer="layout" svg:width="2.25cm" svg:height="0.75cm" svg:x="8.7cm" svg:y="12.4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6" draw:layer="layout" svg:width="13.757cm" svg:height="2.749cm" svg:x="13.743cm" svg:y="4.751cm">
          <draw:text-box>
            <text:p text:style-name="P1"><text:span text:style-name="T3">Vertrag</text:span></text:p>
            <text:p text:style-name="P1"><text:span text:style-name="T3"/></text:p>
            <text:p text:style-name="P1"><text:span text:style-name="T3">vertragsbeginn : Date</text:span></text:p>
          </draw:text-box>
        </draw:fram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faktor10-folien" presentation:presentation-page-layout-name="AL2T1">
        <office:forms form:automatic-focus="false" form:apply-design-mode="false"/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4"/></text:p>
          <text:p text:style-name="P1"><text:span text:style-name="T3">Runtime-Plattform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4.5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9.5cm" svg:y="11.25cm">
          <text:p text:style-name="P1"><text:span text:style-name="T3">Generierter</text:span></text:p>
          <text:p text:style-name="P1"><text:span text:style-name="T3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Modellgetriebene Softwareentwicklung: Motivation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4">Applikations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3.52cm" svg:height="0.713cm" svg:x="7.75cm" svg:y="9.25cm">
          <draw:text-box>
            <text:p text:style-name="P2"><text:span text:style-name="T4">Generierung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4"/></text:p>
          <text:p text:style-name="P1"><text:span text:style-name="T3">Runtime-Plattform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4.5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9.5cm" svg:y="11.25cm">
          <text:p text:style-name="P1"><text:span text:style-name="T3">Generierter</text:span></text:p>
          <text:p text:style-name="P1"><text:span text:style-name="T3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Aber ...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4">Applikations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9cm" svg:height="8cm" svg:x="17cm" svg:y="5.25cm">
          <text:p text:style-name="P1"><text:span text:style-name="T4">... was wird eigentlich</text:span></text:p>
          <text:p text:style-name="P1"><text:span text:style-name="T4">genau modelliert?</text:span></text:p>
          <text:p text:style-name="P1"><text:span text:style-name="T4"/></text:p>
          <text:p text:style-name="P1"><text:span text:style-name="T4"/></text:p>
          <draw:enhanced-geometry svg:viewBox="0 0 21600 21600" draw:text-areas="800 800 20800 20800" draw:type="round-rectangular-callout" draw:modifiers="-6366.49261193201 3622.94713160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4"/></text:p>
          <text:p text:style-name="P1"><text:span text:style-name="T3">Runtime-Plattform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4.5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9.5cm" svg:y="11.25cm">
          <text:p text:style-name="P1"><text:span text:style-name="T3">Generierter</text:span></text:p>
          <text:p text:style-name="P1"><text:span text:style-name="T3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Aber ...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4">Applikations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9cm" svg:height="8cm" svg:x="17cm" svg:y="5.25cm">
          <text:p text:style-name="P1"><text:span text:style-name="T4">... was wird eigentlich</text:span></text:p>
          <text:p text:style-name="P1"><text:span text:style-name="T4">genau modelliert?</text:span></text:p>
          <text:p text:style-name="P1"><text:span text:style-name="T4"/></text:p>
          <text:p text:style-name="P1"><text:span text:style-name="T4">Geschäftsobjekte</text:span></text:p>
          <text:p text:style-name="P1"><text:span text:style-name="T4">Schnittstellen</text:span></text:p>
          <text:p text:style-name="P1"><text:span text:style-name="T4">Eingabemasken</text:span></text:p>
          <text:p text:style-name="P1"><text:span text:style-name="T4">Dialogsteuerung</text:span></text:p>
          <text:p text:style-name="P1"><text:span text:style-name="T4">Prozesse</text:span></text:p>
          <text:p text:style-name="P1"><text:span text:style-name="T4">...</text:span></text:p>
          <text:p text:style-name="P1"><text:span text:style-name="T4"/></text:p>
          <draw:enhanced-geometry svg:viewBox="0 0 21600 21600" draw:text-areas="800 800 20800 20800" draw:type="round-rectangular-callout" draw:modifiers="-6148.11687590268 3685.03937007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566cm" svg:height="11.007cm" svg:x="2.8cm" svg:y="2.328cm" draw:page-number="10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4"/></text:p>
          <text:p text:style-name="P1"><text:span text:style-name="T3">Runtime-Plattform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4.5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9.5cm" svg:y="11.25cm">
          <text:p text:style-name="P1"><text:span text:style-name="T3">Generierter</text:span></text:p>
          <text:p text:style-name="P1"><text:span text:style-name="T3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Aber ...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4">Applikations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9.25cm" svg:height="7.25cm" svg:x="17cm" svg:y="5.25cm">
          <text:p text:style-name="P1"><text:span text:style-name="T4">... was wird eigentlich</text:span></text:p>
          <text:p text:style-name="P1"><text:span text:style-name="T4">genau modelliert?</text:span></text:p>
          <text:p text:style-name="P1"><text:span text:style-name="T4"/></text:p>
          <text:p text:style-name="P1"><text:span text:style-name="T4">Mit Faktor-IPS wird ein </text:span></text:p>
          <text:p text:style-name="P1"><text:span text:style-name="T4">fachliches Vertrags &amp; </text:span></text:p>
          <text:p text:style-name="P1"><text:span text:style-name="T4">Produktmodell inklusive der</text:span></text:p>
          <text:p text:style-name="P1"><text:span text:style-name="T4">benötigten (Tarif)Tabellen</text:span></text:p>
          <text:p text:style-name="P1"><text:span text:style-name="T4">definiert.</text:span></text:p>
          <text:p text:style-name="P1"><text:span text:style-name="T4"/></text:p>
          <draw:enhanced-geometry svg:viewBox="0 0 21600 21600" draw:text-areas="800 800 20800 20800" draw:type="round-rectangular-callout" draw:modifiers="-5981.96951680899 4066.1977658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566cm" svg:height="11.007cm" svg:x="2.8cm" svg:y="2.328cm" draw:page-number="11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4"/></text:p>
          <text:p text:style-name="P1"><text:span text:style-name="T3">Runtime-Plattform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4.5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9.5cm" svg:y="11.25cm">
          <text:p text:style-name="P1"><text:span text:style-name="T3">Generierter</text:span></text:p>
          <text:p text:style-name="P1"><text:span text:style-name="T3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Domain specific language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4">Applikations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6.25cm" svg:height="2.75cm" svg:x="18.3cm" svg:y="5.2cm">
          <text:p text:style-name="P1"><text:span text:style-name="T4">DSL*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9" draw:text-style-name="P10" draw:layer="layout" svg:width="8.7cm" svg:height="0.713cm" svg:x="17.25cm" svg:y="8.707cm">
          <draw:text-box>
            <text:p text:style-name="P2"><text:span text:style-name="T4">*Domain specific language</text:span></text:p>
          </draw:text-box>
        </draw:frame>
        <draw:line draw:style-name="gr9" draw:text-style-name="P5" draw:layer="layout" svg:x1="14.25cm" svg:y1="6.6cm" svg:x2="18.25cm" svg:y2="6.6cm">
          <text:p text:style-name="P2"/>
        </draw:line>
        <draw:frame draw:style-name="gr20" draw:text-style-name="P7" draw:layer="layout" svg:width="3.45cm" svg:height="1.425cm" svg:x="14.3cm" svg:y="5.875cm">
          <draw:text-box>
            <text:p text:style-name="P1"><text:span text:style-name="T4">modelliert gemäß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2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faktor10-folien" presentation:presentation-page-layout-name="AL2T1">
        <draw:frame draw:style-name="gr2" draw:text-style-name="P2" draw:layer="layout" svg:width="12.5cm" svg:height="12.5cm" svg:x="13cm" svg:y="7cm">
          <draw:text-box>
            <text:p text:style-name="P2"/>
          </draw:text-box>
        </draw:frame>
        <draw:rect draw:style-name="gr7" draw:text-style-name="P7" draw:layer="layout" svg:width="9.75cm" svg:height="3.75cm" svg:x="4.5cm" svg:y="15.5cm">
          <text:p text:style-name="P1"><text:span text:style-name="T4"/></text:p>
          <text:p text:style-name="P1"><text:span text:style-name="T3">Runtime-Plattform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4.5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9.5cm" svg:y="11.25cm">
          <text:p text:style-name="P1"><text:span text:style-name="T3">Generierter</text:span></text:p>
          <text:p text:style-name="P1"><text:span text:style-name="T3">Code</text:span></text:p>
        </draw:rect>
        <draw:custom-shape draw:style-name="gr13" draw:text-style-name="P5" draw:layer="layout" svg:width="2.25cm" svg:height="0.75cm" svg:x="10.7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Domain specific language</text:p>
          </draw:text-box>
        </draw:frame>
        <draw:custom-shape draw:style-name="gr15" draw:text-style-name="P7" draw:layer="layout" svg:width="4.75cm" svg:height="2.75cm" svg:x="9.5cm" svg:y="5.25cm">
          <text:p text:style-name="P1"><text:span text:style-name="T4">Applikations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11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id="id1" draw:layer="layout" svg:width="6.25cm" svg:height="2.75cm" svg:x="18.3cm" svg:y="5.2cm">
          <text:p text:style-name="P1"><text:span text:style-name="T4">DS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9" draw:text-style-name="P5" draw:layer="layout" svg:x1="14.25cm" svg:y1="6.6cm" svg:x2="18.25cm" svg:y2="6.6cm">
          <text:p text:style-name="P2"/>
        </draw:line>
        <draw:frame draw:style-name="gr20" draw:text-style-name="P7" draw:layer="layout" svg:width="3.45cm" svg:height="1.425cm" svg:x="14.3cm" svg:y="5.875cm">
          <draw:text-box>
            <text:p text:style-name="P1"><text:span text:style-name="T4">modelliert gemäß</text:span></text:p>
          </draw:text-box>
        </draw:frame>
        <draw:custom-shape draw:style-name="gr18" draw:text-style-name="P7" draw:id="id2" draw:layer="layout" svg:width="6.25cm" svg:height="2.75cm" svg:x="15.5cm" svg:y="10.25cm">
          <text:p text:style-name="P1"><text:span text:style-name="T4">Abstrakte Syntax</text:span></text:p>
          <text:p text:style-name="P1"><text:span text:style-name="T4">Metamodel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1" draw:text-style-name="P5" draw:layer="layout" draw:type="line" svg:x1="21.424cm" svg:y1="7.95cm" svg:x2="18.624cm" svg:y2="10.25cm" draw:start-shape="id1" draw:start-glue-point="6" draw:end-shape="id2" draw:end-glue-point="4" svg:d="m21424 7950-2800 2300">
          <text:p text:style-name="P2"/>
        </draw:connector>
        <draw:custom-shape draw:style-name="gr18" draw:text-style-name="P7" draw:id="id3" draw:layer="layout" svg:width="6.25cm" svg:height="2.75cm" svg:x="22cm" svg:y="10.25cm">
          <text:p text:style-name="P1"><text:span text:style-name="T4">Konkrete Syntax</text:span></text:p>
          <text:p text:style-name="P1"><text:span text:style-name="T4"/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1" draw:text-style-name="P5" draw:layer="layout" draw:type="line" svg:x1="21.424cm" svg:y1="7.95cm" svg:x2="25.124cm" svg:y2="10.25cm" draw:end-shape="id3" draw:end-glue-point="4" svg:d="m21424 7950 3700 2300">
          <text:p text:style-name="P2"/>
        </draw:connector>
        <draw:frame draw:style-name="gr20" draw:text-style-name="P7" draw:layer="layout" svg:width="3.45cm" svg:height="0.725cm" svg:x="19.8cm" svg:y="9cm">
          <draw:text-box>
            <text:p text:style-name="P1"><text:span text:style-name="T4">besteht aus</text:span></text:p>
          </draw:text-box>
        </draw:frame>
        <draw:line draw:style-name="gr22" draw:text-style-name="P5" draw:layer="layout" svg:x1="13.5cm" svg:y1="7.5cm" svg:x2="17cm" svg:y2="10.25cm">
          <text:p text:style-name="P2"/>
        </draw:line>
        <draw:frame draw:style-name="gr20" draw:text-style-name="P7" draw:layer="layout" svg:width="3.45cm" svg:height="0.725cm" svg:x="14.05cm" svg:y="8.75cm">
          <draw:text-box>
            <text:p text:style-name="P1"><text:span text:style-name="T4">instanceof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3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faktor10-folien" presentation:presentation-page-layout-name="AL2T1">
        <draw:frame draw:style-name="gr2" draw:text-style-name="P2" draw:layer="layout" svg:width="12.5cm" svg:height="12.5cm" svg:x="11.5cm" svg:y="7cm">
          <draw:text-box>
            <text:p text:style-name="P2"/>
          </draw:text-box>
        </draw:frame>
        <draw:rect draw:style-name="gr7" draw:text-style-name="P7" draw:layer="layout" svg:width="9.75cm" svg:height="3.75cm" svg:x="3cm" svg:y="15.5cm">
          <text:p text:style-name="P1"><text:span text:style-name="T4"/></text:p>
          <text:p text:style-name="P1"><text:span text:style-name="T3">Runtime-Plattform</text:span></text:p>
          <text:p text:style-name="P2"><text:span text:style-name="T4"/></text:p>
          <text:p text:style-name="P1"><text:span text:style-name="T5">Frameworks (z. B. Logging)</text:span></text:p>
          <text:p text:style-name="P1"><text:span text:style-name="T5">Basisklassen</text:span></text:p>
        </draw:rect>
        <draw:rect draw:style-name="gr5" draw:text-style-name="P6" draw:layer="layout" svg:width="5cm" svg:height="4.25cm" svg:x="3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4.75cm" svg:height="4.25cm" svg:x="8cm" svg:y="11.25cm">
          <text:p text:style-name="P1"><text:span text:style-name="T3">Generierter</text:span></text:p>
          <text:p text:style-name="P1"><text:span text:style-name="T3">Code</text:span></text:p>
        </draw:rect>
        <draw:custom-shape draw:style-name="gr13" draw:text-style-name="P5" draw:layer="layout" svg:width="2.25cm" svg:height="0.75cm" svg:x="9.2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Bestandteile einer MDSD Lösung</text:p>
          </draw:text-box>
        </draw:frame>
        <draw:custom-shape draw:style-name="gr15" draw:text-style-name="P7" draw:layer="layout" svg:width="4.75cm" svg:height="2.75cm" svg:x="8cm" svg:y="5.25cm">
          <text:p text:style-name="P1"><text:span text:style-name="T4">Applikations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3.25cm" svg:x="9.5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3" draw:text-style-name="P6" draw:layer="layout" svg:width="4.75cm" svg:height="2.25cm" svg:x="19cm" svg:y="5.5cm">
          <text:p text:style-name="P1"><text:span text:style-name="T3">Modell-Editor*</text:span></text:p>
        </draw:rect>
        <draw:rect draw:style-name="gr23" draw:text-style-name="P6" draw:layer="layout" svg:width="4.75cm" svg:height="2.25cm" svg:x="15.5cm" svg:y="8.25cm">
          <text:p text:style-name="P1"><text:span text:style-name="T3">Generator**</text:span></text:p>
        </draw:rect>
        <draw:line draw:style-name="gr21" draw:text-style-name="P5" draw:layer="layout" svg:x1="15.5cm" svg:y1="9.25cm" svg:x2="10.75cm" svg:y2="9.25cm">
          <text:p text:style-name="P2"/>
        </draw:line>
        <draw:line draw:style-name="gr21" draw:text-style-name="P5" draw:layer="layout" svg:x1="19cm" svg:y1="6.5cm" svg:x2="12.75cm" svg:y2="6.5cm">
          <text:p text:style-name="P2"/>
        </draw:line>
        <draw:ellipse draw:style-name="gr24" draw:text-style-name="P11" draw:layer="layout" svg:width="5cm" svg:height="4.5cm" svg:x="18cm" svg:y="12.75cm">
          <text:p text:style-name="P1"><text:span text:style-name="T4">Bestandteile</text:span></text:p>
          <text:p text:style-name="P1"><text:span text:style-name="T4">einer MDSD </text:span></text:p>
          <text:p text:style-name="P1"><text:span text:style-name="T4">Lösung</text:span></text:p>
        </draw:ellipse>
        <draw:line draw:style-name="gr25" draw:text-style-name="P5" draw:layer="layout" svg:x1="19.5cm" svg:y1="13cm" svg:x2="18.25cm" svg:y2="10.75cm">
          <text:p text:style-name="P2"/>
        </draw:line>
        <draw:line draw:style-name="gr25" draw:text-style-name="P5" draw:layer="layout" svg:x1="20.75cm" svg:y1="12.75cm" svg:x2="21.5cm" svg:y2="7.75cm">
          <text:p text:style-name="P2"/>
        </draw:line>
        <draw:line draw:style-name="gr25" draw:text-style-name="P5" draw:layer="layout" svg:x1="18cm" svg:y1="15.75cm" svg:x2="12.75cm" svg:y2="16.75cm">
          <text:p text:style-name="P2"/>
        </draw:line>
        <draw:custom-shape draw:style-name="gr18" draw:text-style-name="P7" draw:layer="layout" svg:width="6.25cm" svg:height="2.75cm" svg:x="22.75cm" svg:y="8.5cm">
          <text:p text:style-name="P1"><text:span text:style-name="T4">DS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5" draw:text-style-name="P5" draw:layer="layout" svg:x1="22.25cm" svg:y1="13.25cm" svg:x2="25.75cm" svg:y2="11.25cm">
          <text:p text:style-name="P2"/>
        </draw:line>
        <draw:frame draw:style-name="gr19" draw:text-style-name="P10" draw:layer="layout" svg:width="13.25cm" svg:height="2.137cm" svg:x="14cm" svg:y="17.75cm">
          <draw:text-box>
            <text:p text:style-name="P12"><text:span text:style-name="T4">*</text:span><text:span text:style-name="T4"><text:tab/></text:span><text:span text:style-name="T4">Editor erlaubt das Modell in einer</text:span><text:span text:style-name="T4"><text:line-break/></text:span><text:span text:style-name="T4"><text:tab/></text:span><text:span text:style-name="T4">konkreten Syntax zu bearbeiten</text:span></text:p>
            <text:p text:style-name="P13"><text:span text:style-name="T4">**</text:span><text:span text:style-name="T4"><text:tab/></text:span><text:span text:style-name="T4">Generator arbeitet auf dem Metamodell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14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faktor10-folien" presentation:presentation-page-layout-name="AL2T1">
        <draw:frame draw:style-name="gr2" draw:text-style-name="P2" draw:layer="layout" svg:width="12.5cm" svg:height="12.5cm" svg:x="11.5cm" svg:y="7cm">
          <draw:text-box>
            <text:p text:style-name="P2"/>
          </draw:text-box>
        </draw:frame>
        <draw:rect draw:style-name="gr7" draw:text-style-name="P7" draw:layer="layout" svg:width="11.25cm" svg:height="3.75cm" svg:x="3cm" svg:y="15.5cm">
          <text:p text:style-name="P1"><text:span text:style-name="T4"/></text:p>
          <text:p text:style-name="P1"><text:span text:style-name="T3">Faktor-IPS Runtime</text:span></text:p>
          <text:p text:style-name="P1"><text:span text:style-name="T5"/></text:p>
        </draw:rect>
        <draw:rect draw:style-name="gr5" draw:text-style-name="P6" draw:layer="layout" svg:width="5cm" svg:height="4.25cm" svg:x="3cm" svg:y="11.25cm">
          <text:p text:style-name="P1"><text:span text:style-name="T3">Individueller</text:span></text:p>
          <text:p text:style-name="P1"><text:span text:style-name="T3">Code</text:span></text:p>
        </draw:rect>
        <draw:rect draw:style-name="gr12" draw:text-style-name="P6" draw:layer="layout" svg:width="6.25cm" svg:height="4.25cm" svg:x="8cm" svg:y="11.25cm">
          <text:p text:style-name="P1"><text:span text:style-name="T3">Generierter</text:span></text:p>
          <text:p text:style-name="P1"><text:span text:style-name="T3">Code &amp; </text:span></text:p>
          <text:p text:style-name="P1"><text:span text:style-name="T3">Produktdaten</text:span></text:p>
          <text:p text:style-name="P1"><text:span text:style-name="T3"/></text:p>
        </draw:rect>
        <draw:custom-shape draw:style-name="gr13" draw:text-style-name="P5" draw:layer="layout" svg:width="2.25cm" svg:height="0.75cm" svg:x="10.1cm" svg:y="15.1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3.645cm" svg:height="2.201cm" svg:x="3.001cm" svg:y="2.301cm" presentation:class="title" presentation:user-transformed="true">
          <draw:text-box>
            <text:p text:style-name="P2">Bestandteile von Faktor-IPS</text:p>
          </draw:text-box>
        </draw:frame>
        <draw:custom-shape draw:style-name="gr15" draw:text-style-name="P7" draw:layer="layout" svg:width="4.75cm" svg:height="2.5cm" svg:x="6.25cm" svg:y="3.8cm">
          <text:p text:style-name="P1"><text:span text:style-name="T4">Vertrags &amp; </text:span></text:p>
          <text:p text:style-name="P1"><text:span text:style-name="T4">Produkt-</text:span></text:p>
          <text:p text:style-name="P1"><text:span text:style-name="T4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5cm" svg:x="7.75cm" svg:y="6.2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3" draw:text-style-name="P6" draw:layer="layout" svg:width="4.75cm" svg:height="2.25cm" svg:x="21.3cm" svg:y="3.75cm">
          <text:p text:style-name="P1"><text:span text:style-name="T3">Faktor-IPS</text:span></text:p>
          <text:p text:style-name="P1"><text:span text:style-name="T3">Modell-Editoren</text:span></text:p>
        </draw:rect>
        <draw:rect draw:style-name="gr23" draw:text-style-name="P6" draw:layer="layout" svg:width="4.75cm" svg:height="2.25cm" svg:x="15cm" svg:y="9.75cm">
          <text:p text:style-name="P1"><text:span text:style-name="T3">Faktor-IPS</text:span></text:p>
          <text:p text:style-name="P1"><text:span text:style-name="T3">Generator</text:span></text:p>
        </draw:rect>
        <draw:ellipse draw:style-name="gr24" draw:text-style-name="P11" draw:layer="layout" svg:width="5cm" svg:height="4.5cm" svg:x="18cm" svg:y="12.75cm">
          <text:p text:style-name="P1"><text:span text:style-name="T4">Bestandteile</text:span></text:p>
          <text:p text:style-name="P1"><text:span text:style-name="T4">von </text:span></text:p>
          <text:p text:style-name="P1"><text:span text:style-name="T4">Faktor-IPS</text:span></text:p>
        </draw:ellipse>
        <draw:line draw:style-name="gr25" draw:text-style-name="P5" draw:layer="layout" svg:x1="19.25cm" svg:y1="13cm" svg:x2="17.5cm" svg:y2="12cm">
          <text:p text:style-name="P2"/>
        </draw:line>
        <draw:line draw:style-name="gr25" draw:text-style-name="P5" draw:layer="layout" svg:x1="21.5cm" svg:y1="13cm" svg:x2="23.5cm" svg:y2="6cm">
          <text:p text:style-name="P2"/>
        </draw:line>
        <draw:line draw:style-name="gr25" draw:text-style-name="P5" draw:layer="layout" svg:x1="18cm" svg:y1="15.75cm" svg:x2="14.25cm" svg:y2="16.75cm">
          <text:p text:style-name="P2"/>
        </draw:line>
        <draw:custom-shape draw:style-name="gr18" draw:text-style-name="P7" draw:layer="layout" svg:width="6.25cm" svg:height="2.75cm" svg:x="22.75cm" svg:y="8.5cm">
          <text:p text:style-name="P1"><text:span text:style-name="T4">Faktor-IPS </text:span></text:p>
          <text:p text:style-name="P1"><text:span text:style-name="T4">DSL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5" draw:text-style-name="P5" draw:layer="layout" svg:x1="22.25cm" svg:y1="13.25cm" svg:x2="25.75cm" svg:y2="11.25cm">
          <text:p text:style-name="P2"/>
        </draw:line>
        <draw:rect draw:style-name="gr23" draw:text-style-name="P6" draw:layer="layout" svg:width="4.75cm" svg:height="2.25cm" svg:x="23.75cm" svg:y="16.75cm">
          <text:p text:style-name="P1"><text:span text:style-name="T3">Faktor-IPS</text:span></text:p>
          <text:p text:style-name="P1"><text:span text:style-name="T3">Testfunktionen</text:span></text:p>
        </draw:rect>
        <draw:custom-shape draw:style-name="gr15" draw:text-style-name="P7" draw:layer="layout" svg:width="4.75cm" svg:height="2.25cm" svg:x="10.15cm" svg:y="6.4cm">
          <text:p text:style-name="P1"><text:span text:style-name="T4">Produktdat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5" draw:layer="layout" svg:width="1.75cm" svg:height="2.6cm" svg:x="11.6cm" svg:y="8.6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3" draw:text-style-name="P6" draw:layer="layout" svg:width="5.5cm" svg:height="2.25cm" svg:x="16.5cm" svg:y="6.25cm">
          <text:p text:style-name="P1"><text:span text:style-name="T3">Produktdefinitions-</text:span></text:p>
          <text:p text:style-name="P1"><text:span text:style-name="T3">perspektive</text:span></text:p>
        </draw:rect>
        <draw:line draw:style-name="gr21" draw:layer="layout" svg:x1="21.25cm" svg:y1="5cm" svg:x2="11cm" svg:y2="5cm">
          <text:p text:style-name="P2"/>
        </draw:line>
        <draw:line draw:style-name="gr21" draw:layer="layout" svg:x1="16.5cm" svg:y1="7.5cm" svg:x2="15cm" svg:y2="7.5cm">
          <text:p text:style-name="P2"/>
        </draw:line>
        <draw:line draw:style-name="gr25" draw:text-style-name="P5" draw:layer="layout" svg:x1="20.75cm" svg:y1="12.75cm" svg:x2="20.75cm" svg:y2="8.5cm">
          <text:p text:style-name="P2"/>
        </draw:line>
        <draw:line draw:style-name="gr25" draw:text-style-name="P5" draw:layer="layout" svg:x1="22.5cm" svg:y1="16.25cm" svg:x2="23.75cm" svg:y2="16.75cm">
          <text:p text:style-name="P2"/>
        </draw:line>
        <presentation:notes draw:style-name="dp2">
          <draw:page-thumbnail draw:style-name="gr1" draw:layer="layout" svg:width="15.566cm" svg:height="11.007cm" svg:x="2.8cm" svg:y="2.328cm" draw:page-number="15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faktor10-folien" presentation:presentation-page-layout-name="AL2T1">
        <draw:frame presentation:style-name="pr3" draw:text-style-name="P2" draw:layer="layout" svg:width="23.645cm" svg:height="2.201cm" svg:x="3cm" svg:y="2.3cm" presentation:class="title">
          <draw:text-box>
            <text:p text:style-name="P2">Faktor-IPS: DSL</text:p>
          </draw:text-box>
        </draw:frame>
        <draw:frame presentation:style-name="pr4" draw:text-style-name="P3" draw:layer="layout" svg:width="23.645cm" svg:height="13.751cm" svg:x="3.034cm" svg:y="5.25cm" presentation:class="outline">
          <draw:text-box>
            <text:list text:style-name="L2">
              <text:list-item>
                <text:p text:style-name="P3">Geschäftsobjekte Vertrag &amp; Produkt</text:p>
              </text:list-item>
            </text:list>
            <text:list text:style-name="L2">
              <text:list-item>
                <text:list>
                  <text:list-item>
                    <text:p text:style-name="P4">Teilmenge von MOF, UML für Klass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achlicher Zusammenhang Vertrag / Produkt</text:p>
                  </text:list-item>
                </text:list>
              </text:list-item>
            </text:list>
            <text:list text:style-name="L2">
              <text:list-item>
                <text:p text:style-name="P3">Produktbausteine</text:p>
              </text:list-item>
            </text:list>
            <text:list text:style-name="L2">
              <text:list-item>
                <text:list>
                  <text:list-item>
                    <text:p text:style-name="P4">inkl. Abbildung Produktänderungen im Zeitablauf</text:p>
                  </text:list-item>
                </text:list>
              </text:list-item>
            </text:list>
            <text:list text:style-name="L2">
              <text:list-item>
                <text:p text:style-name="P3">Formelsprache</text:p>
              </text:list-item>
            </text:list>
            <text:list text:style-name="L2">
              <text:list-item>
                <text:p text:style-name="P3">Tabellen</text:p>
              </text:list-item>
            </text:list>
            <text:list text:style-name="L2">
              <text:list-item>
                <text:list>
                  <text:list-item>
                    <text:p text:style-name="P4">inkl. Zusammenhang zu Produktklassen / Bausteinen</text:p>
                  </text:list-item>
                </text:list>
              </text:list-item>
            </text:list>
            <text:list text:style-name="L2">
              <text:list-item>
                <text:p text:style-name="P3">Testfalltypen &amp; Testfälle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6" presentation:class="page"/>
          <draw:frame presentation:style-name="pr5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faktor10-folien" presentation:presentation-page-layout-name="AL2T1">
        <draw:frame draw:style-name="gr2" draw:text-style-name="P2" draw:layer="layout" svg:width="12.5cm" svg:height="12.5cm" svg:x="11.5cm" svg:y="7cm">
          <draw:text-box>
            <text:p text:style-name="P2"/>
          </draw:text-box>
        </draw:frame>
        <draw:rect draw:style-name="gr26" draw:text-style-name="P7" draw:layer="layout" svg:width="9.75cm" svg:height="3.75cm" svg:x="3cm" svg:y="15.5cm">
          <text:p text:style-name="P1"><text:span text:style-name="T4"/></text:p>
          <text:p text:style-name="P1"><text:span text:style-name="T3"><text:s/></text:span><text:span text:style-name="T3">keine Plattform</text:span></text:p>
          <text:p text:style-name="P1"><text:span text:style-name="T5"/></text:p>
        </draw:rect>
        <draw:frame presentation:style-name="pr3" draw:text-style-name="P2" draw:layer="layout" svg:width="23.645cm" svg:height="2.201cm" svg:x="3.001cm" svg:y="2.201cm" presentation:class="title" presentation:user-transformed="true">
          <draw:text-box>
            <text:p text:style-name="P2">Entwicklung einer MDSD Lösung mit generellen MDSD Werkzeugen</text:p>
          </draw:text-box>
        </draw:frame>
        <draw:rect draw:style-name="gr23" draw:text-style-name="P6" draw:layer="layout" svg:width="4.75cm" svg:height="2.25cm" svg:x="19cm" svg:y="5.5cm">
          <text:p text:style-name="P1"><text:span text:style-name="T3">UML-Editoren</text:span></text:p>
          <text:p text:style-name="P1"><text:span text:style-name="T3">Texteditoren</text:span></text:p>
          <text:p text:style-name="P1"><text:span text:style-name="T3">Modellimport*</text:span></text:p>
        </draw:rect>
        <draw:rect draw:style-name="gr23" draw:text-style-name="P6" draw:layer="layout" svg:width="4.75cm" svg:height="2.25cm" svg:x="15.5cm" svg:y="8.25cm">
          <text:p text:style-name="P1"><text:span text:style-name="T3">Generator-</text:span></text:p>
          <text:p text:style-name="P1"><text:span text:style-name="T3">Framework</text:span></text:p>
        </draw:rect>
        <draw:ellipse draw:style-name="gr24" draw:text-style-name="P11" draw:layer="layout" svg:width="5cm" svg:height="4.5cm" svg:x="18cm" svg:y="12.75cm">
          <text:p text:style-name="P1"><text:span text:style-name="T4">Bestandteile</text:span></text:p>
          <text:p text:style-name="P1"><text:span text:style-name="T4"/></text:p>
        </draw:ellipse>
        <draw:line draw:style-name="gr25" draw:text-style-name="P5" draw:layer="layout" svg:x1="19.5cm" svg:y1="13cm" svg:x2="18.25cm" svg:y2="10.75cm">
          <text:p text:style-name="P2"/>
        </draw:line>
        <draw:line draw:style-name="gr25" draw:text-style-name="P5" draw:layer="layout" svg:x1="20.75cm" svg:y1="12.75cm" svg:x2="21.5cm" svg:y2="7.75cm">
          <text:p text:style-name="P2"/>
        </draw:line>
        <draw:line draw:style-name="gr25" draw:text-style-name="P5" draw:layer="layout" svg:x1="18cm" svg:y1="15.75cm" svg:x2="12.75cm" svg:y2="16.75cm">
          <text:p text:style-name="P2"/>
        </draw:line>
        <draw:custom-shape draw:style-name="gr18" draw:text-style-name="P7" draw:layer="layout" svg:width="6.25cm" svg:height="2.75cm" svg:x="22.75cm" svg:y="8.5cm">
          <text:p text:style-name="P1"><text:span text:style-name="T4">Möglichkeit </text:span><text:span text:style-name="T4"><text:line-break/></text:span><text:span text:style-name="T4">zur Spezifikation</text:span></text:p>
          <text:p text:style-name="P1"><text:span text:style-name="T4">von DSLs**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5" draw:text-style-name="P5" draw:layer="layout" svg:x1="22.25cm" svg:y1="13.25cm" svg:x2="25.75cm" svg:y2="11.25cm">
          <text:p text:style-name="P2"/>
        </draw:line>
        <draw:frame draw:style-name="gr19" draw:text-style-name="P10" draw:layer="layout" svg:width="14cm" svg:height="2.137cm" svg:x="14cm" svg:y="17.75cm">
          <draw:text-box>
            <text:p text:style-name="P12"><text:span text:style-name="T4">* <text:s/>z. B. von Modellen im XMI Format</text:span></text:p>
            <text:p text:style-name="P12"><text:span text:style-name="T4">** z. B. über UML Profiles oder textbasierte DSLs </text:span></text:p>
            <text:p text:style-name="P13"><text:span text:style-name="T4"/></text:p>
          </draw:text-box>
        </draw:frame>
        <draw:frame draw:style-name="gr19" draw:text-style-name="P15" draw:layer="layout" svg:width="12.75cm" svg:height="4.985cm" svg:x="2cm" svg:y="5.5cm">
          <draw:text-box>
            <text:list text:style-name="L3">
              <text:list-item>
                <text:p text:style-name="P14"><text:span text:style-name="T4"><text:s/></text:span><text:span text:style-name="T4">Definition einer DSL</text:span></text:p>
              </text:list-item>
            </text:list>
            <text:list text:style-name="L3">
              <text:list-item>
                <text:p text:style-name="P14"><text:span text:style-name="T4"><text:s/></text:span><text:span text:style-name="T4">Entwicklung von Generatoren auf Basis des</text:span><text:span text:style-name="T4"><text:line-break/></text:span><text:span text:style-name="T4"> <text:s/>Frameworks.</text:span></text:p>
              </text:list-item>
            </text:list>
            <text:list text:style-name="L3">
              <text:list-item>
                <text:p text:style-name="P14"><text:span text:style-name="T4"><text:s/></text:span><text:span text:style-name="T4">Entwicklung der zugehörigen Plattform</text:span></text:p>
              </text:list-item>
            </text:list>
            <text:list text:style-name="L3">
              <text:list-item>
                <text:p text:style-name="P14"><text:span text:style-name="T4"><text:s/></text:span><text:span text:style-name="T4">Evtl. Entwicklung von DSL spezifischen</text:span><text:span text:style-name="T4"><text:line-break/></text:span><text:span text:style-name="T4"> <text:s/>Editoren.</text:span></text:p>
              </text:list-item>
            </text:list>
            <text:list text:style-name="L3">
              <text:list-item>
                <text:p text:style-name="P14"><text:span text:style-name="T4">I.d.R. kein modellgetriebenes Testen</text:span>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7" presentation:class="page"/>
          <draw:frame presentation:style-name="pr5" draw:text-style-name="P2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faktor10-folien" presentation:presentation-page-layout-name="AL2T1">
        <draw:frame presentation:style-name="pr3" draw:text-style-name="P2" draw:layer="layout" svg:width="23.645cm" svg:height="2.201cm" svg:x="3cm" svg:y="2.3cm" presentation:class="title">
          <draw:text-box>
            <text:p text:style-name="P2">Leistungsumfang Faktor-IPS Runtime</text:p>
          </draw:text-box>
        </draw:frame>
        <draw:frame presentation:style-name="pr4" draw:text-style-name="P3" draw:layer="layout" svg:width="23.645cm" svg:height="13.751cm" svg:x="3.034cm" svg:y="5.25cm" presentation:class="outline">
          <draw:text-box>
            <text:list text:style-name="L2">
              <text:list-item>
                <text:p text:style-name="P3">Effizienter Zugriff auf Produktdaten über ein Repository</text:p>
              </text:list-item>
            </text:list>
            <text:list text:style-name="L2">
              <text:list-item>
                <text:p text:style-name="P3">Ablauffähig auf allen Plattformen auf denen eine <text:line-break/>JVM &gt; 1.4 zur Verfügung steht.</text:p>
              </text:list-item>
            </text:list>
            <text:list text:style-name="L2">
              <text:list-item>
                <text:list>
                  <text:list-item>
                    <text:p text:style-name="P4">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nix,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S / 390, Z/OS</text:p>
                  </text:list-item>
                </text:list>
              </text:list-item>
            </text:list>
            <text:list text:style-name="L2">
              <text:list-item>
                <text:p text:style-name="P3">Leicht integrierbar</text:p>
              </text:list-item>
            </text:list>
            <text:list text:style-name="L2">
              <text:list-item>
                <text:list>
                  <text:list-item>
                    <text:p text:style-name="P4">in JEE Architekturen (EJB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 JSE Architektu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über Webser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über JNI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0">Keine</text:span> Abhängigkeit zu andern Bibliotheken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18" presentation:class="page"/>
          <draw:frame presentation:style-name="pr5" draw:text-style-name="P2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double" draw:color="#ffff99" draw:distance="0.1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zxx" fo:country="none" fo:font-style="italic" fo:font-weight="bold" style:font-size-asian="24.7000007629395pt" style:language-asian="zxx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title">
      <style:graphic-properties draw:fill-color="#ffffff" draw:auto-grow-height="false" fo:min-height="3.507cm"/>
    </style:style>
    <style:style style:name="pr2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195cm" fo:margin-right="0cm" fo:text-indent="-0.9cm"/>
    </style:style>
    <style:style style:name="P9" style:family="paragraph">
      <style:paragraph-properties fo:margin-left="2.394cm" fo:margin-right="0cm" fo:text-indent="-0.794cm"/>
    </style:style>
    <style:style style:name="P10" style:family="paragraph">
      <style:paragraph-properties fo:margin-left="3.593cm" fo:margin-right="0cm" fo:text-indent="-0.599cm"/>
    </style:style>
    <style:style style:name="P11" style:family="paragraph">
      <style:paragraph-properties fo:margin-left="4.793cm" fo:margin-right="0cm" fo:text-indent="-0.595cm"/>
    </style:style>
    <style:style style:name="P12" style:family="paragraph">
      <style:paragraph-properties fo:margin-left="5.992cm" fo:margin-right="0cm" fo:text-indent="-0.599cm"/>
    </style:style>
    <style:style style:name="P13" style:family="paragraph">
      <style:paragraph-properties fo:margin-left="5.4cm" fo:margin-right="0cm" fo:text-indent="-0.6cm"/>
    </style:style>
    <style:style style:name="P14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 draw:page-number="1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 text:style-name="P7"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7"/>
        </draw:image>
      </draw:frame>
      <draw:line draw:style-name="gr3" draw:text-style-name="P2" draw:layer="backgroundobjects" svg:x1="1.724cm" svg:y1="19.976cm" svg:x2="27.724cm" svg:y2="19.98cm">
        <text:p text:style-name="P7"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&lt;Nummer&gt;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6.11.2008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© Faktor Zehn AG 2008</text:span></text:p>
      </draw:rect>
      <draw:frame presentation:style-name="pr1" draw:text-style-name="P7" draw:layer="backgroundobjects" svg:width="23.645cm" svg:height="2.2cm" svg:x="3cm" svg:y="2.3cm" presentation:class="title">
        <draw:text-box>
          <text:p text:style-name="P7">Klicken Sie, um das Format des Titeltextes zu bearbeiten</text:p>
        </draw:text-box>
      </draw:frame>
      <draw:frame presentation:style-name="pr2" draw:text-style-name="P14" draw:layer="backgroundobjects" svg:width="23.645cm" svg:height="13.75cm" svg:x="3.034cm" svg:y="5.25cm" presentation:class="outline">
        <draw:text-box>
          <text:list text:style-name="L3">
            <text:list-item>
              <text:p text:style-name="P8">Klicken Sie, um die Formate des Gliederungstextes zu bearbeiten</text:p>
            </text:list-item>
          </text:list>
          <text:list text:style-name="L3">
            <text:list-item>
              <text:list>
                <text:list-item>
                  <text:p text:style-name="P9">Zweite Gliederungsebene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0">Dritte Gliederungsebene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 text:style-name="P7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Standard" style:page-layout-name="PM0" draw:style-name="dp1">
      <presentation:notes style:page-layout-name="PM1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Fachliche Komponentenarchitektur</dc:title>
    <meta:creation-date>2005-01-27T17:09:12</meta:creation-date>
    <dc:creator>Jan Ortmann</dc:creator>
    <dc:date>2008-11-26T20:02:18</dc:date>
    <meta:printed-by>Jan Ortmann</meta:printed-by>
    <meta:print-date>2005-02-13T19:41:59</meta:print-date>
    <dc:language>de-DE</dc:language>
    <meta:editing-cycles>652</meta:editing-cycles>
    <meta:editing-duration>P5DT19H57M52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